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3.46mm" table:align="margins" style:writing-mode="lr-tb"/>
    </style:style>
    <style:style style:name="Table4.A" style:family="table-column">
      <style:table-column-properties style:column-width="76.73mm" style:rel-column-width="32767*"/>
    </style:style>
    <style:style style:name="Table4.B" style:family="table-column">
      <style:table-column-properties style:column-width="76.7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4" style:family="paragraph" style:parent-style-name="Standard">
      <style:paragraph-properties fo:margin-left="0mm" fo:margin-right="0mm" fo:margin-top="3.81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5" style:family="paragraph" style:parent-style-name="Standard">
      <style:paragraph-properties fo:margin-left="0mm" fo:margin-right="0mm" fo:margin-top="6.99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left="2.54mm" fo:margin-right="104.14mm" fo:margin-top="2.54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left="5.08mm" fo:margin-right="0mm" fo:margin-top="5.08mm" fo:margin-bottom="0mm" fo:line-height="110%" fo:text-align="start" style:justify-single-word="false" fo:text-indent="0mm" style:auto-text-indent="false">
        <style:tab-stops>
          <style:tab-stop style:position="37.64mm" style:leader-style="solid" style:leader-text="_"/>
          <style:tab-stop style:position="84.14mm" style:type="right" style:leader-style="solid" style:leader-text="_"/>
          <style:tab-stop style:position="96.84mm" style:type="right" style:leader-style="solid" style:leader-text="_"/>
        </style:tab-stops>
      </style:paragraph-properties>
    </style:style>
    <style:style style:name="P11" style:family="paragraph" style:parent-style-name="Standard">
      <style:paragraph-properties fo:margin-left="5.08mm" fo:margin-right="0mm" fo:margin-top="3.18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2" style:family="paragraph" style:parent-style-name="Standard">
      <style:paragraph-properties fo:margin-left="0mm" fo:margin-right="2.54mm" fo:margin-top="5.72mm" fo:margin-bottom="0mm" fo:line-height="92%" fo:text-align="end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3" style:family="paragraph" style:parent-style-name="Standard">
      <style:paragraph-properties fo:margin-left="104.14mm" fo:margin-right="0mm" fo:margin-top="4.45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4" style:family="paragraph" style:parent-style-name="Standard">
      <style:paragraph-properties fo:margin-left="2.54mm" fo:margin-right="0mm" fo:margin-top="1.91mm" fo:margin-bottom="0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5" style:family="paragraph" style:parent-style-name="Standard">
      <style:paragraph-properties fo:margin-left="2.54mm" fo:margin-right="0mm" fo:margin-top="1.91mm" fo:margin-bottom="0mm" fo:line-height="10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6" style:family="paragraph" style:parent-style-name="Standard">
      <style:paragraph-properties fo:margin-left="66.04mm" fo:margin-right="0mm" fo:margin-top="10.8mm" fo:margin-bottom="0mm" fo:line-height="100%" fo:text-align="start" style:justify-single-word="false" fo:text-indent="0mm" style:auto-text-indent="false">
        <style:tab-stops>
          <style:tab-stop style:position="84.14mm" style:type="right"/>
          <style:tab-stop style:position="127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7" style:family="paragraph" style:parent-style-name="Standard">
      <style:paragraph-properties fo:margin-left="66.04mm" fo:margin-right="0mm" fo:margin-top="1.91mm" fo:margin-bottom="0.64mm" fo:line-height="8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8" style:family="paragraph" style:parent-style-name="Standard">
      <style:paragraph-properties fo:margin-left="1.27mm" fo:margin-right="0mm" fo:margin-top="1.91mm" fo:margin-bottom="2.54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margin-left="0mm" fo:margin-right="0mm" fo:margin-top="0mm" fo:margin-bottom="0mm" fo:line-height="100%" fo:text-align="center" style:justify-single-word="false" fo:text-indent="0mm" style:auto-text-indent="false" style:page-number="auto"/>
    </style:style>
    <style:style style:name="P22" style:family="paragraph" style:parent-style-name="Standard" style:list-style-name="WWNum2">
      <style:paragraph-properties fo:margin-left="2.54mm" fo:margin-right="2.54mm" fo:margin-top="1.91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3" style:family="paragraph" style:parent-style-name="Standard" style:list-style-name="WWNum2">
      <style:paragraph-properties fo:margin-left="2.54mm" fo:margin-right="2.54mm" fo:margin-top="2.54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4" style:family="paragraph" style:parent-style-name="Standard" style:list-style-name="WWNum4">
      <style:paragraph-properties fo:margin-left="2.54mm" fo:margin-right="2.54mm" fo:margin-top="2.54mm" fo:margin-bottom="0mm" fo:line-height="100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5" style:family="paragraph" style:parent-style-name="Standard" style:list-style-name="WWNum3">
      <style:paragraph-properties fo:margin-left="20.32mm" fo:margin-right="2.54mm" fo:margin-top="2.54mm" fo:margin-bottom="0mm" fo:line-height="96%" fo:text-align="start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26" style:family="paragraph" style:parent-style-name="Standard" style:list-style-name="WWNum3">
      <style:paragraph-properties fo:margin-left="20.32mm" fo:margin-right="0mm" fo:margin-top="1.91mm" fo:margin-bottom="2.54mm" fo:line-height="110%" fo:text-align="start" style:justify-single-word="false" fo:text-indent="-8.89mm" style:auto-text-indent="false">
        <style:tab-stops>
          <style:tab-stop style:position="20.32mm" style:type="char" style:char="."/>
          <style:tab-stop style:position="32.07mm"/>
          <style:tab-stop style:position="55.56mm"/>
          <style:tab-stop style:position="73.82mm"/>
          <style:tab-stop style:position="94.93mm"/>
          <style:tab-stop style:position="106.05mm"/>
          <style:tab-stop style:position="149.23mm" style:type="right"/>
        </style:tab-stops>
      </style:paragraph-properties>
    </style:style>
    <style:style style:name="P27" style:family="paragraph" style:parent-style-name="Standard" style:list-style-name="WWNum4">
      <style:paragraph-properties fo:margin-left="2.54mm" fo:margin-right="0mm" fo:margin-top="1.91mm" fo:margin-bottom="0mm" fo:line-height="112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28" style:family="paragraph" style:parent-style-name="Standard" style:list-style-name="WWNum4">
      <style:paragraph-properties fo:margin-left="2.54mm" fo:margin-right="0mm" fo:margin-top="1.27mm" fo:margin-bottom="0mm" fo:line-height="113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29" style:family="paragraph" style:parent-style-name="Standard" style:list-style-name="WWNum4">
      <style:paragraph-properties fo:margin-left="1.27mm" fo:margin-right="2.54mm" fo:margin-top="1.91mm" fo:margin-bottom="0mm" fo:line-height="100%" fo:text-align="start" style:justify-single-word="false" fo:text-indent="5.08mm" style:auto-text-indent="false">
        <style:tab-stops>
          <style:tab-stop style:position="10.16mm" style:type="char" style:char="."/>
        </style:tab-stops>
      </style:paragraph-properties>
    </style:style>
    <style:style style:name="T1" style:family="text">
      <style:text-properties fo:color="#000000" style:text-line-through-style="none" style:text-position="0% 100%" style:font-name="Times New Roman" fo:font-size="13pt" fo:letter-spacing="-0.11mm" fo:language="en" fo:country="US" style:font-size-asian="13pt" style:text-scale="105%"/>
    </style:style>
    <style:style style:name="T2" style:family="text">
      <style:text-properties fo:color="#000000" style:text-line-through-style="none" style:text-position="0% 100%" style:font-name="Times New Roman" fo:font-size="13pt" fo:letter-spacing="normal" fo:language="en" fo:country="US" style:font-size-asian="13pt" style:text-scale="105%"/>
    </style:style>
    <style:style style:name="T3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-0.05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8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9" style:family="text">
      <style:text-properties fo:color="#000000" style:text-line-through-style="none" style:text-position="0% 100%" style:font-name="Times New Roman" fo:font-size="11pt" fo:letter-spacing="-0.02mm" fo:language="en" fo:country="US" style:font-size-asian="11pt" style:text-scale="100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5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16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text:span text:style-name="T1">THE COMPANIES ACT<text:line-break/><text:line-break/></text:span><text:span text:style-name="T2">(CHAPTER 50)</text:span></text:p>
      <text:p text:style-name="P12">SECTION 76B(9)</text:p>
      <text:p text:style-name="P4">NOTICE OF PURCHASE OR ACQUISITION OF NON-REDEEMABLE PREFERENCE<text:line-break/><text:line-break/>SHARES</text:p>
      <text:p text:style-name="P5">FORM 29D</text:p>
      <text:p text:style-name="P13">Folio No.</text:p>
      <text:p text:style-name="P14">Name of Company : <text:span text:style-name="T15"><text:placeholder text:placeholder-type="text">&lt;o.name&gt;</text:placeholder></text:span></text:p>
      <text:p text:style-name="P15">Company No.: <text:span text:style-name="T15"><text:placeholder text:placeholder-type="text">&lt;o.uen&gt;</text:placeholder></text:span></text:p>
      <text:p text:style-name="P9"><text:span text:style-name="T4">The Registrar of Companies, </text:span><text:span text:style-name="T3">Singapore</text:span></text:p>
      <text:p text:style-name="P11">The abovenamed company hereby gives notice of the following:</text:p>
      <text:list xml:id="list1342397481" text:style-name="WWNum2">
        <text:list-item>
          <text:p text:style-name="P22"><text:span text:style-name="T5">The company has purchased or acquired its non-redeemable preference shares pursuant </text:span><text:span text:style-name="T3">to section *76C/76D/76E on:</text:span></text:p>
        </text:list-item>
        <text:list-item>
          <text:p text:style-name="P23"><text:span text:style-name="T6">Pursuant to section 76B(3B), the issued non-redeemable preference share capital as at the </text:span><text:span text:style-name="T3">date of —</text:span></text:p>
        </text:list-item>
      </text:list>
      <text:list xml:id="list1502502117" text:style-name="WWNum3">
        <text:list-item>
          <text:p text:style-name="P25"><text:span text:style-name="T7">the last Annual General Meeting of the Company held before any resolution passed </text:span><text:span text:style-name="T3">pursuant to section *76C/76D/76E:</text:span></text:p>
        </text:list-item>
        <text:list-item>
          <text:p text:style-name="P26"><text:span text:style-name="T3">the<text:tab/></text:span><text:span text:style-name="T8">resolution<text:tab/></text:span><text:span text:style-name="T3">passed<text:tab/>pursuant<text:tab/>to<text:tab/></text:span><text:span text:style-name="T6">section<text:tab/></text:span><text:span text:style-name="T3">*76C/76D/76E:</text:span></text:p>
        </text:list-item>
      </text:list>
      <text:list xml:id="list608580308" text:style-name="WWNum4">
        <text:list-item>
          <text:p text:style-name="P24">Issued non-redeemable preference share capital as at the date of the resolution passed pursuant to section *76C/76D/76E:</text:p>
        </text:list-item>
        <text:list-item>
          <text:p text:style-name="P27">Issued non-redeemable preference share capital after the purchase or acquisition:</text:p>
        </text:list-item>
        <text:list-item>
          <text:p text:style-name="P27">Total number of non-redeemable preference shares purchased or acquired:</text:p>
        </text:list-item>
        <text:list-item>
          <text:p text:style-name="P28">Nominal value of each non-redeemable preference share purchase or acquired:</text:p>
        </text:list-item>
        <text:list-item>
          <text:p text:style-name="P29"><text:span text:style-name="T9">Amount of consideration paid for the purchase or acquisition of each non-redeemable </text:span><text:span text:style-name="T3">preference share:</text:span></text:p>
        </text:list-item>
      </text:list>
      <text:p text:style-name="P10"><text:span text:style-name="T8">Dated this<text:tab/></text:span><text:span text:style-name="T3">day of<text:tab/><text:tab/></text:span></text:p>
      <text:p text:style-name="P16"><text:tab/>Signature :<text:tab/></text:p>
      <text:p text:style-name="P17">Name of Director: <text:span text:style-name="T16"><text:placeholder text:placeholder-type="text">&lt;get_director1(o.id)['name']&gt;</text:placeholder></text:span></text:p>
      <text:p text:style-name="P18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span text:style-name="T10">Lodged in the office of the Registrar of Companies &amp; </text:span><text:span text:style-name="T11">Businesses by</text:span></text:p>
            <text:p text:style-name="P6">Name:</text:p>
            <text:p text:style-name="P3">Address:</text:p>
            <text:p text:style-name="P8"><text:span text:style-name="T13">A/c No:<text:tab/></text:span><text:span text:style-name="T12">Tel No:</text:span></text:p>
            <text:p text:style-name="P19">Fax No: </text:p>
          </table:table-cell>
          <table:table-cell table:style-name="Table4.A1" office:value-type="string">
            <text:p text:style-name="P2">For Official Use</text:p>
            <text:p text:style-name="P20"><text:span text:style-name="T14">Date of Registration: </text:span><text:span text:style-name="T12">Receipt No:</text:span></text:p>
            <text:p text:style-name="P7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1pt" fo:letter-spacing="0.02mm" fo:language="en" fo:country="US" style:font-size-asian="11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07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normal" fo:language="en" fo:country="US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3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1.73mm" fo:page-height="280.86mm" style:num-format="1" style:print-orientation="portrait" fo:margin-top="12.7mm" fo:margin-bottom="16.88mm" fo:margin-left="14.89mm" fo:margin-right="13.39mm" style:writing-mode="lr-tb" style:layout-grid-color="#c0c0c0" style:layout-grid-lines="2512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2T18:13:11</dc:date>
    <dc:creator>phung11764 </dc:creator>
    <meta:editing-duration>PT13S</meta:editing-duration>
    <meta:editing-cycles>5</meta:editing-cycles>
    <meta:document-statistic meta:table-count="1" meta:image-count="0" meta:object-count="0" meta:page-count="2" meta:paragraph-count="30" meta:word-count="209" meta:character-count="1392" meta:non-whitespace-character-count="1215"/>
  </office:meta>
</office:document-meta>
</file>